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Accent_20_3">
      <style:text-properties style:font-weight-asian="bold" style:font-weight-complex="bold"/>
    </style:style>
    <style:style style:name="ce7" style:family="table-cell" style:parent-style-name="Accent_20_3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 style:data-style-name="N4"/>
    <style:style style:name="ce4" style:family="table-cell" style:parent-style-name="Accent_20_3" style:data-style-name="N4">
      <style:text-properties style:font-weight-asian="bold" style:font-weight-complex="bold"/>
    </style:style>
    <style:style style:name="ce5" style:family="table-cell" style:parent-style-name="Accent_20_3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9" table:default-cell-style-name="Default"/>
        <table:table-column table:style-name="co1" table:number-columns-repeated="2" table:default-cell-style-name="ce3"/>
        <table:table-row table:style-name="ro1">
          <table:table-cell table:style-name="Accent_20_3" office:value-type="string" calcext:value-type="string">
            <text:p>id</text:p>
          </table:table-cell>
          <table:table-cell table:style-name="Accent_20_3" office:value-type="string" calcext:value-type="string">
            <text:p>type</text:p>
          </table:table-cell>
          <table:table-cell table:style-name="Accent_20_3" office:value-type="string" calcext:value-type="string">
            <text:p>salary</text:p>
          </table:table-cell>
          <table:table-cell table:style-name="Accent_20_3" office:value-type="string" calcext:value-type="string">
            <text:p>loan</text:p>
          </table:table-cell>
          <table:table-cell table:style-name="Accent_20_3" office:value-type="string" calcext:value-type="string">
            <text:p>incentive</text:p>
          </table:table-cell>
          <table:table-cell table:style-name="Accent_20_3" office:value-type="string" calcext:value-type="string">
            <text:p>sse</text:p>
          </table:table-cell>
          <table:table-cell table:style-name="Accent_20_3" office:value-type="string" calcext:value-type="string">
            <text:p>ssc</text:p>
          </table:table-cell>
          <table:table-cell table:style-name="Accent_20_3" office:value-type="string" calcext:value-type="string">
            <text:p>ss</text:p>
          </table:table-cell>
          <table:table-cell table:style-name="Accent_20_3" office:value-type="string" calcext:value-type="string">
            <text:p>taxable</text:p>
          </table:table-cell>
          <table:table-cell table:style-name="Accent_20_3" office:value-type="string" calcext:value-type="string">
            <text:p>Tax 1</text:p>
          </table:table-cell>
          <table:table-cell table:style-name="Accent_20_3" office:value-type="string" calcext:value-type="string">
            <text:p>Tax 2</text:p>
          </table:table-cell>
          <table:table-cell table:style-name="Accent_20_3" office:value-type="string" calcext:value-type="string">
            <text:p>Tax 3</text:p>
          </table:table-cell>
          <table:table-cell table:style-name="Accent_20_3" office:value-type="string" calcext:value-type="string">
            <text:p>Tax 4</text:p>
          </table:table-cell>
          <table:table-cell table:style-name="Accent_20_3" office:value-type="string" calcext:value-type="string">
            <text:p>Total tax</text:p>
          </table:table-cell>
          <table:table-cell table:style-name="Accent_20_3" office:value-type="string" calcext:value-type="string">
            <text:p>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5000" calcext:value-type="float">
            <text:p>5,000.00</text:p>
          </table:table-cell>
          <table:table-cell table:style-name="ce3" office:value-type="float" office:value="300" calcext:value-type="float">
            <text:p>300.00</text:p>
          </table:table-cell>
          <table:table-cell table:style-name="ce3" table:formula="of:=IF([.B2]=1; [.C2]*0.14; 0)" office:value-type="float" office:value="700" calcext:value-type="float">
            <text:p>700.00</text:p>
          </table:table-cell>
          <table:table-cell table:style-name="ce3" table:formula="of:=IF([.B2]=1; [.C2]*0.26; 0)" office:value-type="float" office:value="1300" calcext:value-type="float">
            <text:p>1,300.00</text:p>
          </table:table-cell>
          <table:table-cell table:style-name="ce3" table:formula="of:=SUM([.F2:.G2])" office:value-type="float" office:value="2000" calcext:value-type="float">
            <text:p>2,000.00</text:p>
          </table:table-cell>
          <table:table-cell table:style-name="ce3" table:formula="of:=[.C2]" office:value-type="float" office:value="5000" calcext:value-type="float">
            <text:p>5,000.00</text:p>
          </table:table-cell>
          <table:table-cell table:style-name="ce3" table:formula="of:=IF([.I2]&lt;=7000; [.I2]*0; 0)" office:value-type="float" office:value="0" calcext:value-type="float">
            <text:p>0.00</text:p>
          </table:table-cell>
          <table:table-cell table:style-name="ce3" table:formula="of:=IF(AND([.I2]&gt;7000; [.I2]&lt;=10000); [.I2]*0.05; 0)" office:value-type="float" office:value="0" calcext:value-type="float">
            <text:p>0.00</text:p>
          </table:table-cell>
          <table:table-cell table:style-name="ce3" table:formula="of:=IF(AND([.I2]&gt;10000; [.I2]&lt;=50000); [.I2]*0.075; 0)" office:value-type="float" office:value="0" calcext:value-type="float">
            <text:p>0.00</text:p>
          </table:table-cell>
          <table:table-cell table:style-name="ce3" table:formula="of:=IF([.I2]&gt;=100000; [.I2]*0.1; 0)" office:value-type="float" office:value="0" calcext:value-type="float">
            <text:p>0.00</text:p>
          </table:table-cell>
          <table:table-cell table:formula="of:=SUM([.J2:.M2])" office:value-type="float" office:value="0" calcext:value-type="float">
            <text:p>0.00</text:p>
          </table:table-cell>
          <table:table-cell table:formula="of:=[.C2]+[.D2]+[.E2]-[.F2]" office:value-type="float" office:value="9600" calcext:value-type="float">
            <text:p>9,60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000" calcext:value-type="float">
            <text:p>9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3" table:formula="of:=IF([.B3]=1; [.C3]*0.14; 0)" office:value-type="float" office:value="1260" calcext:value-type="float">
            <text:p>1,260.00</text:p>
          </table:table-cell>
          <table:table-cell table:style-name="ce3" table:formula="of:=IF([.B3]=1; [.C3]*0.26; 0)" office:value-type="float" office:value="2340" calcext:value-type="float">
            <text:p>2,340.00</text:p>
          </table:table-cell>
          <table:table-cell table:style-name="ce3" table:formula="of:=SUM([.F3:.G3])" office:value-type="float" office:value="3600" calcext:value-type="float">
            <text:p>3,600.00</text:p>
          </table:table-cell>
          <table:table-cell table:style-name="ce3" table:formula="of:=[.C3]" office:value-type="float" office:value="9000" calcext:value-type="float">
            <text:p>9,000.00</text:p>
          </table:table-cell>
          <table:table-cell table:style-name="ce3" table:formula="of:=IF([.I3]&lt;=7000; [.I3]*0; 0)" office:value-type="float" office:value="0" calcext:value-type="float">
            <text:p>0.00</text:p>
          </table:table-cell>
          <table:table-cell table:style-name="ce3" table:formula="of:=IF(AND([.I3]&gt;7000; [.I3]&lt;=10000); [.I3]*0.05; 0)" office:value-type="float" office:value="450" calcext:value-type="float">
            <text:p>450.00</text:p>
          </table:table-cell>
          <table:table-cell table:style-name="ce3" table:formula="of:=IF(AND([.I3]&gt;10000; [.I3]&lt;=50000); [.I3]*0.075; 0)" office:value-type="float" office:value="0" calcext:value-type="float">
            <text:p>0.00</text:p>
          </table:table-cell>
          <table:table-cell table:style-name="ce3" table:formula="of:=IF([.I3]&gt;=100000; [.I3]*0.1; 0)" office:value-type="float" office:value="0" calcext:value-type="float">
            <text:p>0.00</text:p>
          </table:table-cell>
          <table:table-cell table:formula="of:=SUM([.J3:.M3])" office:value-type="float" office:value="450" calcext:value-type="float">
            <text:p>450.00</text:p>
          </table:table-cell>
          <table:table-cell table:formula="of:=[.C3]+[.D3]+[.E3]-[.F3]" office:value-type="float" office:value="8740" calcext:value-type="float">
            <text:p>8,74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0000" calcext:value-type="float">
            <text:p>20,000.00</text:p>
          </table:table-cell>
          <table:table-cell office:value-type="float" office:value="-400" calcext:value-type="float">
            <text:p>-4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F([.B4]=1; [.C4]*0.14; 0)" office:value-type="float" office:value="2800" calcext:value-type="float">
            <text:p>2,800.00</text:p>
          </table:table-cell>
          <table:table-cell table:style-name="ce3" table:formula="of:=IF([.B4]=1; [.C4]*0.26; 0)" office:value-type="float" office:value="5200" calcext:value-type="float">
            <text:p>5,200.00</text:p>
          </table:table-cell>
          <table:table-cell table:style-name="ce3" table:formula="of:=SUM([.F4:.G4])" office:value-type="float" office:value="8000" calcext:value-type="float">
            <text:p>8,000.00</text:p>
          </table:table-cell>
          <table:table-cell table:style-name="ce3" table:formula="of:=[.C4]" office:value-type="float" office:value="20000" calcext:value-type="float">
            <text:p>20,000.00</text:p>
          </table:table-cell>
          <table:table-cell table:style-name="ce3" table:formula="of:=IF([.I4]&lt;=7000; [.I4]*0; 0)" office:value-type="float" office:value="0" calcext:value-type="float">
            <text:p>0.00</text:p>
          </table:table-cell>
          <table:table-cell table:style-name="ce3" table:formula="of:=IF(AND([.I4]&gt;7000; [.I4]&lt;=10000); [.I4]*0.05; 0)" office:value-type="float" office:value="0" calcext:value-type="float">
            <text:p>0.00</text:p>
          </table:table-cell>
          <table:table-cell table:style-name="ce3" table:formula="of:=IF(AND([.I4]&gt;10000; [.I4]&lt;=50000); [.I4]*0.075; 0)" office:value-type="float" office:value="1500" calcext:value-type="float">
            <text:p>1,500.00</text:p>
          </table:table-cell>
          <table:table-cell table:style-name="ce3" table:formula="of:=IF([.I4]&gt;=100000; [.I4]*0.1; 0)" office:value-type="float" office:value="0" calcext:value-type="float">
            <text:p>0.00</text:p>
          </table:table-cell>
          <table:table-cell table:formula="of:=SUM([.J4:.M4])" office:value-type="float" office:value="1500" calcext:value-type="float">
            <text:p>1,500.00</text:p>
          </table:table-cell>
          <table:table-cell table:formula="of:=[.C4]+[.D4]+[.E4]-[.F4]" office:value-type="float" office:value="16800" calcext:value-type="float">
            <text:p>16,80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table:formula="of:=IF([.B5]=1; [.C5]*0.14; 0)" office:value-type="float" office:value="0" calcext:value-type="float">
            <text:p>0.00</text:p>
          </table:table-cell>
          <table:table-cell table:style-name="ce3" table:formula="of:=IF([.B5]=1; [.C5]*0.26; 0)" office:value-type="float" office:value="0" calcext:value-type="float">
            <text:p>0.00</text:p>
          </table:table-cell>
          <table:table-cell table:style-name="ce3" table:formula="of:=SUM([.F5:.G5])" office:value-type="float" office:value="0" calcext:value-type="float">
            <text:p>0.00</text:p>
          </table:table-cell>
          <table:table-cell table:style-name="ce3" table:formula="of:=[.C5]" office:value-type="float" office:value="10000" calcext:value-type="float">
            <text:p>10,000.00</text:p>
          </table:table-cell>
          <table:table-cell table:style-name="ce3" table:formula="of:=IF([.I5]&lt;=7000; [.I5]*0; 0)" office:value-type="float" office:value="0" calcext:value-type="float">
            <text:p>0.00</text:p>
          </table:table-cell>
          <table:table-cell table:style-name="ce3" table:formula="of:=IF(AND([.I5]&gt;7000; [.I5]&lt;=10000); [.I5]*0.05; 0)" office:value-type="float" office:value="500" calcext:value-type="float">
            <text:p>500.00</text:p>
          </table:table-cell>
          <table:table-cell table:style-name="ce3" table:formula="of:=IF(AND([.I5]&gt;10000; [.I5]&lt;=50000); [.I5]*0.075; 0)" office:value-type="float" office:value="0" calcext:value-type="float">
            <text:p>0.00</text:p>
          </table:table-cell>
          <table:table-cell table:style-name="ce3" table:formula="of:=IF([.I5]&gt;=100000; [.I5]*0.1; 0)" office:value-type="float" office:value="0" calcext:value-type="float">
            <text:p>0.00</text:p>
          </table:table-cell>
          <table:table-cell table:formula="of:=SUM([.J5:.M5])" office:value-type="float" office:value="500" calcext:value-type="float">
            <text:p>500.00</text:p>
          </table:table-cell>
          <table:table-cell table:formula="of:=[.C5]+[.D5]+[.E5]-[.F5]" office:value-type="float" office:value="10100" calcext:value-type="float">
            <text:p>10,10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000" calcext:value-type="float">
            <text:p>110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F([.B6]=1; [.C6]*0.14; 0)" office:value-type="float" office:value="0" calcext:value-type="float">
            <text:p>0.00</text:p>
          </table:table-cell>
          <table:table-cell table:style-name="ce3" table:formula="of:=IF([.B6]=1; [.C6]*0.26; 0)" office:value-type="float" office:value="0" calcext:value-type="float">
            <text:p>0.00</text:p>
          </table:table-cell>
          <table:table-cell table:style-name="ce3" table:formula="of:=SUM([.F6:.G6])" office:value-type="float" office:value="0" calcext:value-type="float">
            <text:p>0.00</text:p>
          </table:table-cell>
          <table:table-cell table:style-name="ce3" table:formula="of:=[.C6]" office:value-type="float" office:value="110000" calcext:value-type="float">
            <text:p>110,000.00</text:p>
          </table:table-cell>
          <table:table-cell table:style-name="ce3" table:formula="of:=IF([.I6]&lt;=7000; [.I6]*0; 0)" office:value-type="float" office:value="0" calcext:value-type="float">
            <text:p>0.00</text:p>
          </table:table-cell>
          <table:table-cell table:style-name="ce3" table:formula="of:=IF(AND([.I6]&gt;7000; [.I6]&lt;=10000); [.I6]*0.05; 0)" office:value-type="float" office:value="0" calcext:value-type="float">
            <text:p>0.00</text:p>
          </table:table-cell>
          <table:table-cell table:style-name="ce3" table:formula="of:=IF(AND([.I6]&gt;10000; [.I6]&lt;=50000); [.I6]*0.075; 0)" office:value-type="float" office:value="0" calcext:value-type="float">
            <text:p>0.00</text:p>
          </table:table-cell>
          <table:table-cell table:style-name="ce3" table:formula="of:=IF([.I6]&gt;=100000; [.I6]*0.1; 0)" office:value-type="float" office:value="11000" calcext:value-type="float">
            <text:p>11,000.00</text:p>
          </table:table-cell>
          <table:table-cell table:formula="of:=SUM([.J6:.M6])" office:value-type="float" office:value="11000" calcext:value-type="float">
            <text:p>11,000.00</text:p>
          </table:table-cell>
          <table:table-cell table:formula="of:=[.C6]+[.D6]+[.E6]-[.F6]" office:value-type="float" office:value="110000" calcext:value-type="float">
            <text:p>110,000.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4" table:formula="of:=SUM([.C2:.C6])" office:value-type="float" office:value="154000" calcext:value-type="float">
            <text:p>154,000.00</text:p>
          </table:table-cell>
          <table:table-cell table:style-name="ce4" table:formula="of:=SUM([.D2:.D6])" office:value-type="float" office:value="4600" calcext:value-type="float">
            <text:p>4,600.00</text:p>
          </table:table-cell>
          <table:table-cell table:style-name="ce4" table:formula="of:=SUM([.E2:.E6])" office:value-type="float" office:value="1400" calcext:value-type="float">
            <text:p>1,400.00</text:p>
          </table:table-cell>
          <table:table-cell table:style-name="ce4" table:formula="of:=SUM([.F2:.F6])" office:value-type="float" office:value="4760" calcext:value-type="float">
            <text:p>4,760.00</text:p>
          </table:table-cell>
          <table:table-cell table:style-name="ce4" table:formula="of:=SUM([.G2:.G6])" office:value-type="float" office:value="8840" calcext:value-type="float">
            <text:p>8,840.00</text:p>
          </table:table-cell>
          <table:table-cell table:style-name="ce4" table:formula="of:=SUM([.H2:.H6])" office:value-type="float" office:value="13600" calcext:value-type="float">
            <text:p>13,600.00</text:p>
          </table:table-cell>
          <table:table-cell table:style-name="ce4" table:formula="of:=SUM([.I2:.I6])" office:value-type="float" office:value="154000" calcext:value-type="float">
            <text:p>154,000.00</text:p>
          </table:table-cell>
          <table:table-cell table:style-name="ce4" table:formula="of:=SUM([.J2:.J6])" office:value-type="float" office:value="0" calcext:value-type="float">
            <text:p>0.00</text:p>
          </table:table-cell>
          <table:table-cell table:style-name="ce4" table:formula="of:=SUM([.K2:.K6])" office:value-type="float" office:value="950" calcext:value-type="float">
            <text:p>950.00</text:p>
          </table:table-cell>
          <table:table-cell table:style-name="ce4" table:formula="of:=SUM([.L2:.L6])" office:value-type="float" office:value="1500" calcext:value-type="float">
            <text:p>1,500.00</text:p>
          </table:table-cell>
          <table:table-cell table:style-name="ce4" table:formula="of:=SUM([.M2:.M6])" office:value-type="float" office:value="11000" calcext:value-type="float">
            <text:p>11,000.00</text:p>
          </table:table-cell>
          <table:table-cell table:style-name="ce4" table:formula="of:=SUM([.N2:.N6])" office:value-type="float" office:value="13450" calcext:value-type="float">
            <text:p>13,450.00</text:p>
          </table:table-cell>
          <table:table-cell table:style-name="ce4" table:formula="of:=SUM([.O2:.O6])" office:value-type="float" office:value="155240" calcext:value-type="float">
            <text:p>155,240.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/>
          <table:table-cell table:style-name="Accent_20_3"/>
          <table:table-cell table:style-name="Accent_20_3" office:value-type="string" calcext:value-type="string">
            <text:p>Debit</text:p>
          </table:table-cell>
          <table:table-cell table:style-name="Accent_20_3" office:value-type="string" calcext:value-type="string">
            <text:p>Credit</text:p>
          </table:table-cell>
          <table:table-cell table:style-name="Accent_20_3" office:value-type="string" calcext:value-type="string">
            <text:p>Balanc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Accent_20_3" office:value-type="string" calcext:value-type="string">
            <text:p>Balance</text:p>
          </table:table-cell>
          <table:table-cell table:style-name="ce4" table:formula="of:=SUM([.C11:.C17])" office:value-type="float" office:value="182290" calcext:value-type="float">
            <text:p>182,290.00</text:p>
          </table:table-cell>
          <table:table-cell table:style-name="ce4" table:formula="of:=SUM([.D11:.D17])" office:value-type="float" office:value="182290" calcext:value-type="float">
            <text:p>182,290.00</text:p>
          </table:table-cell>
          <table:table-cell table:style-name="ce4" table:formula="of:=[.D10]-[.C10]" office:value-type="float" office:value="0" calcext:value-type="float">
            <text:p>0.00</text:p>
          </table:table-cell>
          <table:table-cell table:number-columns-repeated="8"/>
          <table:table-cell table:style-name="Accent_20_3" office:value-type="string" calcext:value-type="string">
            <text:p>cash box</text:p>
          </table:table-cell>
          <table:table-cell table:style-name="ce5" office:value-type="float" office:value="200000" calcext:value-type="float">
            <text:p>200,000.00</text:p>
          </table:table-cell>
        </table:table-row>
        <table:table-row table:style-name="ro1">
          <table:table-cell/>
          <table:table-cell office:value-type="string" calcext:value-type="string">
            <text:p>salaries</text:p>
          </table:table-cell>
          <table:table-cell table:formula="of:=[.C7]+[.N7]" office:value-type="float" office:value="167450" calcext:value-type="float">
            <text:p>167,450.00</text:p>
          </table:table-cell>
          <table:table-cell table:style-name="Default"/>
          <table:table-cell table:number-columns-repeated="9"/>
          <table:table-cell table:style-name="Accent_20_3" office:value-type="string" calcext:value-type="string">
            <text:p>Cash short</text:p>
          </table:table-cell>
          <table:table-cell table:style-name="ce5" table:formula="of:=IF([.O7]&gt;[.O10]; [.O7]-[.O10]; 0)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ssc</text:p>
          </table:table-cell>
          <table:table-cell table:formula="of:=[.G7]" office:value-type="float" office:value="8840" calcext:value-type="float">
            <text:p>8,840.00</text:p>
          </table:table-cell>
          <table:table-cell table:number-columns-repeated="10"/>
          <table:table-cell table:style-name="Accent_20_3" office:value-type="string" calcext:value-type="string">
            <text:p>cash balance</text:p>
          </table:table-cell>
          <table:table-cell table:style-name="ce5" table:formula="of:=[.O10]-[.O7]" office:value-type="float" office:value="44760" calcext:value-type="float">
            <text:p>44,760.00</text:p>
          </table:table-cell>
        </table:table-row>
        <table:table-row table:style-name="ro1">
          <table:table-cell/>
          <table:table-cell office:value-type="string" calcext:value-type="string">
            <text:p>incentive</text:p>
          </table:table-cell>
          <table:table-cell table:formula="of:=[.E7]" office:value-type="float" office:value="1400" calcext:value-type="float">
            <text:p>1,400.00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an</text:p>
          </table:table-cell>
          <table:table-cell table:formula="of:=[.D7]" office:value-type="float" office:value="4600" calcext:value-type="float">
            <text:p>4,600.00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/>
          <table:table-cell table:formula="of:=[.H7]" office:value-type="float" office:value="13600" calcext:value-type="float">
            <text:p>13,600.00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ax</text:p>
          </table:table-cell>
          <table:table-cell table:style-name="Default"/>
          <table:table-cell table:formula="of:=[.N7]" office:value-type="float" office:value="13450" calcext:value-type="float">
            <text:p>13,450.00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style-name="Default"/>
          <table:table-cell table:formula="of:=[.O7]" office:value-type="float" office:value="155240" calcext:value-type="float">
            <text:p>155,240.00</text:p>
          </table:table-cell>
          <table:table-cell table:number-columns-repeated="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20:27:40.94812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Iraqi</meta:initial-creator>
    <meta:creation-date>2020-02-03T13:09:58.939801129</meta:creation-date>
    <dc:date>2020-02-04T20:28:09.280265906</dc:date>
    <dc:creator>Ahmed Iraqi</dc:creator>
    <meta:editing-duration>PT26M</meta:editing-duration>
    <meta:editing-cycles>5</meta:editing-cycles>
    <meta:generator>LibreOffice/6.0.7.3$Linux_X86_64 LibreOffice_project/00m0$Build-3</meta:generator>
    <meta:document-statistic meta:table-count="1" meta:cell-count="131" meta:object-count="0"/>
  </office:meta>
</office:document-meta>
</file>